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weight="bold" style:font-weight-asian="bold"/>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none"/>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list-style-name="WWNum3">
      <style:paragraph-properties fo:margin-left="1.27cm" fo:margin-right="0cm" fo:text-indent="-0.635cm" style:auto-text-indent="false"/>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P4">We have prepared two scenes for you:</text:p>
      <text:list xml:id="list5827643793422305191" text:style-name="L1">
        <text:list-item>
          <text:p text:style-name="P3">Assets\Game\Test\0_RabaGamesTestChapter\Scenes\testChapterScene<text:line-break/>This is the scene you have to edit to complete the test.<text:line-break/></text:p>
        </text:list-item>
        <text:list-item>
          <text:p text:style-name="P3">Assets\Game\Test\1_ExampleChapter\Scenes\exampleChapterScene<text:line-break/>Take a look at this scene to learn how to place objects, add PlaymakerFSMs to objects, etc. Be aware that this scene is not complete so it may feel a little buggy.<text:line-break/><text:line-break/><text:span text:style-name="T3">Interesting things to take a look at in the example scene:</text:span><text:line-break/> <text:s text:c="3"/>Tap on the backpack and collect items from it: life straw and oil. Tap on the red hatches (near the prize text). Use the oil (from inventory) on the center hatch to see how the animation is done. Use the life straw on the right one to see how the object is put in place.<text:line-break/> <text:s text:c="3"/>Tap on “Exhibit Closed” to collect the tape. Use the tape on a sparkling cable to see how the sparks are disabled now.<text:line-break/></text:p>
        </text:list-item>
      </text:list>
      <text:p text:style-name="P2"/>
      <text:p text:style-name="P2"/>
      <text:p text:style-name="P2"/>
      <text:p text:style-name="P2"><text:span text:style-name="T1">Here are some tips and good practices (take a look at the Magic Blocks tip especially):</text:span><text:line-break/><text:a xlink:type="simple" xlink:href="https://docs.google.com/document/d/1epk67IMhCu_Cxwm_-ZBAPZwgUZPhHBlWuW-UYSxtF_w/edit?usp=sharing" text:style-name="Internet_20_link" text:visited-style-name="Visited_20_Internet_20_Link">https://docs.google.com/document/d/1epk67IMhCu_Cxwm_-ZBAPZwgUZPhHBlWuW-UYSxtF_w/edit?usp=sharing</text:a></text:p>
      <text:p text:style-name="P2"/>
      <text:p text:style-name="Standard"/>
      <text:p text:style-name="P5">Examples for the following interactions have been provided in the <text:span text:style-name="T4">exampleChapterScene</text:span>.</text:p>
      <text:list xml:id="list7177807823616518064" text:style-name="WWNum3">
        <text:list-item>
          <text:p text:style-name="P6">Get Item Example</text:p>
        </text:list-item>
        <text:list-item>
          <text:p text:style-name="P6">Use Item Example</text:p>
        </text:list-item>
        <text:list-item>
          <text:p text:style-name="P6">Tap Text Example</text:p>
        </text:list-item>
        <text:list-item>
          <text:p text:style-name="P6">Door Example (the Room ID is the number at the start of the Game Object name, so follow the same naming convention)</text:p>
        </text:list-item>
      </text:list>
      <text:p text:style-name="Standard"/>
      <text:p text:style-name="Standard">The Playmaker Plug-in has a few video tutorials.</text:p>
      <text:p text:style-name="Standard"><text:a xlink:type="simple" xlink:href="http://www.hutonggames.com/tutorials_game_design_with_playmaker.php" text:style-name="Internet_20_link" text:visited-style-name="Visited_20_Internet_20_Link"><text:span text:style-name="T2">http://www.hutonggames.com/tutorials_game_design_with_playmaker.php</text:span></text:a></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position="0% 100%" style:font-name="Arial" fo:font-size="11pt" fo:language="en" fo:country="none"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1-26T03:40:19.37</dc:date>
    <meta:generator>OpenOffice/4.1.5$Win32 OpenOffice.org_project/415m1$Build-9789</meta:generator>
    <meta:document-statistic meta:table-count="0" meta:image-count="0" meta:object-count="0" meta:page-count="1" meta:paragraph-count="11" meta:word-count="216" meta:character-count="1394"/>
    <meta:editing-duration>PT9M55S</meta:editing-duration>
    <meta:editing-cycles>1</meta:editing-cycles>
  </office:meta>
</office:document-meta>
</file>